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NNTPHeader.getFrom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NTPHead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NNTPHeader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NTPHeader.getNews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NNTPHeader.addNewsgroup( String news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NNTPHeader.SimpleNNTPHeader( String from , String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NNTPHeader.addHeaderField( String headerField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